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export/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export/guide.pdf.asc" office:name=""><text:span text:style-name="Definition">guide.pdf.asc</text:span></text:a> - ODT Main and Mirrors: <text:a xlink:type="simple" xlink:href="export/guide.odt.asc" office:name=""><text:span text:style-name="Definition">guide.odt.asc</text:span></text:a></text:p>
      <text:p text:style-name="Text_20_body">The Minisign signatures for each PDF and ODT files are available here: - PDF (Light Theme) Main and Mirrors: <text:a xlink:type="simple" xlink:href="export/guide.pdf.minisig" office:name=""><text:span text:style-name="Definition">guide.pdf.minisig</text:span></text:a> - ODT Main and Mirrors: <text:a xlink:type="simple" xlink:href="export/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2503891b2df0df9d7b6a38bb334f087ff4c1775a40a205117454c5f73da45825?nocache=1" office:name=""><text:span text:style-name="Definition">[VT Scan]</text:span></text:a> - ODT file: <text:a xlink:type="simple" xlink:href="https://www.virustotal.com/gui/file/6a25a4218510cf0da721a80b529f6fe233fc414b31cd4c9f8415c8fca435c847?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6:45:29Z</meta:creation-date>
    <dc:date>2023-07-29T16:45:29Z</dc:date>
  </office:meta>
</office:document-meta>
</file>